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4da0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2f01b" officeooo:paragraph-rsid="0022f01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49694" officeooo:paragraph-rsid="00249694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249694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P10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 style:list-style-name="L1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4da00" officeooo:paragraph-rsid="0024da0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6f984" officeooo:paragraph-rsid="0026f984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officeooo:rsid="00249694"/>
    </style:style>
    <style:style style:name="T2" style:family="text">
      <style:text-properties officeooo:rsid="0024da00"/>
    </style:style>
    <style:style style:name="T3" style:family="text">
      <style:text-properties officeooo:rsid="00268865"/>
    </style:style>
    <style:style style:name="T4" style:family="text">
      <style:text-properties officeooo:rsid="0026f9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Use case: <text:span text:style-name="T3">Transmitere Sarcina</text:span>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8">UC_1: <text:span text:style-name="T1">Sef transmite sarcin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7">Sef</text:p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7">Angajat</text:p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7">Sef transmite o sarcina unui angajat. Angajatul este notificat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7">Butonul “Transmite sarcina” e apas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7">Utilizatorul este autentificat ca Sef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3">1.0 <text:span text:style-name="T4">Seful selecteaza un angajat</text:span></text:p>
            <text:p text:style-name="P3">1.1 <text:span text:style-name="T4">Seful introduce un nume pentru sarcina si o descriere pentru aceasta.</text:span></text:p>
            <text:p text:style-name="P12">1.2 Seful apasa “transmite Sarcina”</text:p>
            <text:p text:style-name="P12">1.3 Angajutului ii este asignata o sarcina</text:p>
            <text:p text:style-name="P12">1.4 Anagajtul vede in ferestra lui sarcina nou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5"><text:span text:style-name="T2">E</text:span>1.0 <text:span text:style-name="T2">Nu a fost selectat niciun angajat</text:span></text:p>
            <text:list xml:id="list4086402684" text:style-name="L1">
              <text:list-item>
                <text:p text:style-name="P11">Se reinitializeaza cazul de utilizare</text:p>
              </text:list-item>
            </text:list>
            <text:p text:style-name="P12">E 1.1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4-10T15:26:40.108364575</dc:date>
    <meta:editing-duration>PT1H59M29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25" meta:word-count="97" meta:character-count="634" meta:non-whitespace-character-count="563"/>
  </office:meta>
</office:document-meta>
</file>